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rror</text:h>
                    <text:list>
                        <text:list-item>
                            <text:h text:style-name="Heading_20_2" text:outline-level="2">Description</text:h>
                        </text:list-item>
                    </text:list>
                </text:list-item>
            </text:list>

            <text:p text:style-name="Standard"/>

            <text:p text:style-name="Standard"><text:span>This Action throws an error that can then be caught via the </text:span><text:span text:style-name="T1">CatchError</text:span><text:span> action within the same flow in which this action is located, or within its parent Flow, i.e. of any ancestors Flow.</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A text message describing the type of error, this message will be received by the </text:span><text:span text:style-name="T1">CatchError</text:span><text:span> Ac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